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13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>
            <text:p>AXIS_0</text:p>
          </table:table-cell>
          <table:table-cell office:value-type="string">
            <text:p>AXIS_1</text:p>
          </table:table-cell>
          <table:table-cell office:value-type="string">
            <text:p>AXIS_2</text:p>
          </table:table-cell>
          <table:table-cell office:value-type="string">
            <text:p>AXIS_3</text:p>
          </table:table-cell>
        </table:table-row>
        <table:table-row table:style-name="ro1">
          <table:table-cell office:value-type="string">
            <text:p>max pulse per sec</text:p>
          </table:table-cell>
          <table:table-cell table:number-columns-repeated="4" office:value-type="float" office:value="500000">
            <text:p>500000</text:p>
          </table:table-cell>
        </table:table-row>
        <table:table-row table:style-name="ro1">
          <table:table-cell office:value-type="string">
            <text:p>pulse per rev</text:p>
          </table:table-cell>
          <table:table-cell office:value-type="float" office:value="10000">
            <text:p>10000</text:p>
          </table:table-cell>
          <table:table-cell table:number-columns-repeated="3" office:value-type="float" office:value="131072">
            <text:p>131072</text:p>
          </table:table-cell>
        </table:table-row>
        <table:table-row table:style-name="ro1">
          <table:table-cell office:value-type="string">
            <text:p>gear ratio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unit per rev</text:p>
          </table:table-cell>
          <table:table-cell table:number-columns-repeated="2" office:value-type="float" office:value="360">
            <text:p>360</text:p>
          </table:table-cell>
          <table:table-cell office:value-type="float" office:value="10">
            <text:p>10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INPUT_SCALE</text:p>
          </table:table-cell>
          <table:table-cell table:formula="oooc:=[.B3]/([.B5]/[.B4])" office:value-type="float" office:value="416.666666666667">
            <text:p>416.67</text:p>
          </table:table-cell>
          <table:table-cell table:formula="oooc:=[.C3]/([.C5]/[.C4])" office:value-type="float" office:value="364.088888888889">
            <text:p>364.09</text:p>
          </table:table-cell>
          <table:table-cell table:formula="oooc:=[.D3]/([.D5]/[.D4])" office:value-type="float" office:value="13107.2">
            <text:p>13107.2</text:p>
          </table:table-cell>
          <table:table-cell table:formula="oooc:=[.E3]/([.E5]/[.E4])" office:value-type="float" office:value="1456.35555555556">
            <text:p>1456.36</text:p>
          </table:table-cell>
        </table:table-row>
        <table:table-row table:style-name="ro1">
          <table:table-cell office:value-type="string">
            <text:p>MAX_VELOCITY</text:p>
          </table:table-cell>
          <table:table-cell table:formula="oooc:=[.B2]/[.B7]" office:value-type="float" office:value="1200">
            <text:p>1200</text:p>
          </table:table-cell>
          <table:table-cell table:formula="oooc:=[.C2]/[.C7]" office:value-type="float" office:value="1373.291015625">
            <text:p>1373.29</text:p>
          </table:table-cell>
          <table:table-cell table:formula="oooc:=[.D2]/[.D7]" office:value-type="float" office:value="38.14697265625">
            <text:p>38.15</text:p>
          </table:table-cell>
          <table:table-cell table:formula="oooc:=[.E2]/[.E7]" office:value-type="float" office:value="343.32275390625">
            <text:p>343.32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30">08/30/2009</text:date>, <text:time>23:1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Yishin Li</meta:initial-creator>
    <meta:creation-date>2009-08-17T21:05:58</meta:creation-date>
    <dc:creator>Yishin Li</dc:creator>
    <dc:date>2009-08-17T22:44:11</dc:date>
    <meta:editing-cycles>1</meta:editing-cycles>
    <meta:editing-duration>PT36M59S</meta:editing-duration>
    <meta:user-defined meta:name="Info 1"/>
    <meta:user-defined meta:name="Info 2"/>
    <meta:user-defined meta:name="Info 3"/>
    <meta:user-defined meta:name="Info 4"/>
    <meta:document-statistic meta:table-count="3" meta:cell-count="34"/>
  </office:meta>
</office:document-meta>
</file>